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officeooo:paragraph-rsid="002017b1"/>
    </style:style>
    <style:style style:name="P2" style:family="paragraph" style:parent-style-name="Standard">
      <style:text-properties officeooo:paragraph-rsid="002017b1"/>
    </style:style>
    <style:style style:name="P3" style:family="paragraph" style:parent-style-name="Standard">
      <style:text-properties style:text-line-through-style="none" style:text-line-through-type="none" style:font-name="Arial1" fo:font-weight="bold" officeooo:rsid="002017b1" officeooo:paragraph-rsid="002017b1" style:font-weight-asian="bold" style:font-weight-complex="bold"/>
    </style:style>
    <style:style style:name="P4" style:family="paragraph" style:parent-style-name="Standard">
      <style:text-properties style:text-line-through-style="none" style:text-line-through-type="none" style:font-name="Arial1" fo:font-size="14pt" officeooo:rsid="001f19a4" officeooo:paragraph-rsid="001f19a4" style:font-size-asian="14pt" style:font-size-complex="14pt"/>
    </style:style>
    <style:style style:name="P5" style:family="paragraph" style:parent-style-name="Horizontal_20_Line">
      <style:text-properties style:text-line-through-style="none" style:text-line-through-type="none"/>
    </style:style>
    <style:style style:name="P6" style:family="paragraph" style:parent-style-name="Horizontal_20_Line">
      <style:text-properties style:text-line-through-style="none" style:text-line-through-type="none" officeooo:paragraph-rsid="002017b1"/>
    </style:style>
    <style:style style:name="P7" style:family="paragraph" style:parent-style-name="Standard">
      <style:text-properties style:text-line-through-style="none" style:text-line-through-type="none" officeooo:paragraph-rsid="002017b1"/>
    </style:style>
    <style:style style:name="P8" style:family="paragraph" style:parent-style-name="Horizontal_20_Line">
      <style:text-properties style:text-line-through-style="none" style:text-line-through-type="none" style:font-name="Arial1" fo:font-weight="normal" officeooo:rsid="0000614a" style:font-weight-asian="normal" style:font-weight-complex="normal"/>
    </style:style>
    <style:style style:name="P9" style:family="paragraph" style:parent-style-name="Standard" style:list-style-name="L1">
      <style:text-properties style:text-line-through-style="none" style:text-line-through-type="none" officeooo:paragraph-rsid="001f19a4"/>
    </style:style>
    <style:style style:name="P10" style:family="paragraph" style:parent-style-name="Standard" style:list-style-name="L1">
      <style:text-properties style:text-line-through-style="none" style:text-line-through-type="none" officeooo:paragraph-rsid="002017b1"/>
    </style:style>
    <style:style style:name="P11" style:family="paragraph" style:parent-style-name="Standard" style:list-style-name="L1">
      <style:text-properties style:text-line-through-style="none" style:text-line-through-type="none" style:font-name="Arial1" officeooo:rsid="001f19a4" officeooo:paragraph-rsid="001f19a4"/>
    </style:style>
    <style:style style:name="P12" style:family="paragraph" style:parent-style-name="Standard">
      <style:text-properties style:text-line-through-style="none" style:text-line-through-type="none" style:font-name="Arial1" officeooo:rsid="001f19a4" officeooo:paragraph-rsid="001f19a4"/>
    </style:style>
    <style:style style:name="P13" style:family="paragraph" style:parent-style-name="Standard">
      <style:text-properties style:text-line-through-style="none" style:text-line-through-type="none" style:font-name="Arial1" officeooo:rsid="001f19a4" officeooo:paragraph-rsid="002017b1"/>
    </style:style>
    <style:style style:name="P14" style:family="paragraph" style:parent-style-name="Standard" style:list-style-name="L2">
      <style:text-properties style:text-line-through-style="none" style:text-line-through-type="none" style:font-name="Arial1" fo:font-weight="bold" officeooo:rsid="0000614a" officeooo:paragraph-rsid="002017b1" style:font-weight-asian="bold" style:font-weight-complex="bold"/>
    </style:style>
    <style:style style:name="P15" style:family="paragraph" style:parent-style-name="Standard" style:list-style-name="L3">
      <style:text-properties style:text-line-through-style="none" style:text-line-through-type="none" style:font-name="Arial1" fo:font-weight="bold" officeooo:rsid="0000614a" officeooo:paragraph-rsid="002017b1" style:font-weight-asian="bold" style:font-weight-complex="bold"/>
    </style:style>
    <style:style style:name="P16" style:family="paragraph" style:parent-style-name="Standard" style:list-style-name="L2">
      <style:text-properties style:text-line-through-style="none" style:text-line-through-type="none" style:font-name="Arial1" fo:font-weight="bold" officeooo:rsid="002017b1" officeooo:paragraph-rsid="002017b1" style:font-weight-asian="bold" style:font-weight-complex="bold"/>
    </style:style>
    <style:style style:name="P17" style:family="paragraph" style:parent-style-name="Standard" style:list-style-name="L3">
      <style:text-properties style:text-line-through-style="none" style:text-line-through-type="none" style:font-name="Arial1" fo:font-weight="bold" officeooo:rsid="002017b1" officeooo:paragraph-rsid="002017b1" style:font-weight-asian="bold" style:font-weight-complex="bold"/>
    </style:style>
    <style:style style:name="P18" style:family="paragraph" style:parent-style-name="Standard" style:list-style-name="L4">
      <style:text-properties style:text-line-through-style="none" style:text-line-through-type="none" style:font-name="Arial1" fo:font-weight="bold" officeooo:rsid="002017b1" officeooo:paragraph-rsid="002017b1" style:font-weight-asian="bold" style:font-weight-complex="bold"/>
    </style:style>
    <style:style style:name="P19" style:family="paragraph" style:parent-style-name="Standard" style:list-style-name="L5">
      <style:text-properties style:text-line-through-style="none" style:text-line-through-type="none" style:font-name="Arial1" fo:font-weight="bold" officeooo:rsid="002017b1" officeooo:paragraph-rsid="002017b1" style:font-weight-asian="bold" style:font-weight-complex="bold"/>
    </style:style>
    <style:style style:name="P20" style:family="paragraph" style:parent-style-name="Standard" style:list-style-name="L4">
      <style:text-properties style:text-line-through-style="none" style:text-line-through-type="none" style:font-name="Arial1" fo:font-weight="bold" officeooo:rsid="0026100a" officeooo:paragraph-rsid="0026100a" style:font-weight-asian="bold" style:font-weight-complex="bold"/>
    </style:style>
    <style:style style:name="P21" style:family="paragraph" style:parent-style-name="Standard" style:list-style-name="L4">
      <style:text-properties style:text-line-through-style="none" style:text-line-through-type="none" style:font-name="Arial1" fo:font-weight="bold" officeooo:rsid="00278656" officeooo:paragraph-rsid="00278656" style:font-weight-asian="bold" style:font-weight-complex="bold"/>
    </style:style>
    <style:style style:name="P22" style:family="paragraph" style:parent-style-name="Standard" style:list-style-name="L4">
      <style:text-properties style:text-line-through-style="none" style:text-line-through-type="none" style:font-name="Arial1" fo:font-weight="bold" officeooo:rsid="00278656" officeooo:paragraph-rsid="0029bb73" style:font-weight-asian="bold" style:font-weight-complex="bold"/>
    </style:style>
    <style:style style:name="P23" style:family="paragraph" style:parent-style-name="Standard" style:list-style-name="L4">
      <style:text-properties style:text-line-through-style="none" style:text-line-through-type="none" style:font-name="Arial1" fo:font-weight="bold" officeooo:rsid="00278656" officeooo:paragraph-rsid="002aa6b9" style:font-weight-asian="bold" style:font-weight-complex="bold"/>
    </style:style>
    <style:style style:name="P24" style:family="paragraph" style:parent-style-name="Standard" style:list-style-name="L5">
      <style:text-properties style:text-line-through-style="none" style:text-line-through-type="none" style:font-name="Arial1" fo:font-weight="bold" officeooo:rsid="002d1bcb" officeooo:paragraph-rsid="002d1bcb" style:font-weight-asian="bold" style:font-weight-complex="bold"/>
    </style:style>
    <style:style style:name="P25" style:family="paragraph" style:parent-style-name="Standard">
      <style:text-properties style:text-line-through-style="none" style:text-line-through-type="none" style:font-name="Arial1" fo:font-weight="normal" officeooo:rsid="0000614a" officeooo:paragraph-rsid="002017b1" style:font-weight-asian="normal" style:font-weight-complex="normal"/>
    </style:style>
    <style:style style:name="P26" style:family="paragraph" style:parent-style-name="Standard" style:list-style-name="L3">
      <style:text-properties style:text-line-through-style="none" style:text-line-through-type="none" style:font-name="Arial1" fo:font-weight="normal" officeooo:rsid="0000614a" officeooo:paragraph-rsid="002017b1" style:font-weight-asian="normal" style:font-weight-complex="normal"/>
    </style:style>
    <style:style style:name="P27" style:family="paragraph" style:parent-style-name="Standard" style:list-style-name="L3">
      <style:text-properties style:text-line-through-style="none" style:text-line-through-type="none" style:font-name="Arial1" fo:font-weight="normal" officeooo:rsid="0000614a" officeooo:paragraph-rsid="0022331c" style:font-weight-asian="normal" style:font-weight-complex="normal"/>
    </style:style>
    <style:style style:name="P28" style:family="paragraph" style:parent-style-name="Standard" style:list-style-name="L4">
      <style:text-properties style:text-line-through-style="none" style:text-line-through-type="none" style:font-name="Arial1" fo:font-weight="normal" officeooo:rsid="0000614a" officeooo:paragraph-rsid="00296850" style:font-weight-asian="normal" style:font-weight-complex="normal"/>
    </style:style>
    <style:style style:name="P29" style:family="paragraph" style:parent-style-name="Standard" style:list-style-name="L3">
      <style:text-properties style:text-line-through-style="none" style:text-line-through-type="none" style:font-name="Arial1" fo:font-weight="normal" officeooo:rsid="002017b1" officeooo:paragraph-rsid="00238f2a" style:font-weight-asian="normal" style:font-weight-complex="normal"/>
    </style:style>
    <style:style style:name="P30" style:family="paragraph" style:parent-style-name="Standard" style:list-style-name="L3">
      <style:text-properties style:text-line-through-style="none" style:text-line-through-type="none" style:font-name="Arial1" fo:font-weight="normal" officeooo:rsid="002017b1" officeooo:paragraph-rsid="002017b1" style:font-weight-asian="normal" style:font-weight-complex="normal"/>
    </style:style>
    <style:style style:name="P31" style:family="paragraph" style:parent-style-name="Standard" style:list-style-name="L5">
      <style:text-properties style:text-line-through-style="none" style:text-line-through-type="none" style:font-name="Arial1" fo:font-weight="normal" officeooo:rsid="002017b1" officeooo:paragraph-rsid="002017b1" style:font-weight-asian="normal" style:font-weight-complex="normal"/>
    </style:style>
    <style:style style:name="P32" style:family="paragraph" style:parent-style-name="Standard" style:list-style-name="L3">
      <style:text-properties style:text-line-through-style="none" style:text-line-through-type="none" style:font-name="Arial1" fo:font-weight="normal" officeooo:rsid="0022331c" officeooo:paragraph-rsid="0022331c" style:font-weight-asian="normal" style:font-weight-complex="normal"/>
    </style:style>
    <style:style style:name="P33" style:family="paragraph" style:parent-style-name="Standard" style:list-style-name="L3">
      <style:text-properties style:text-line-through-style="none" style:text-line-through-type="none" style:font-name="Arial1" fo:font-weight="normal" officeooo:rsid="00250c44" officeooo:paragraph-rsid="00250c44" style:font-weight-asian="normal" style:font-weight-complex="normal"/>
    </style:style>
    <style:style style:name="P34" style:family="paragraph" style:parent-style-name="Standard" style:list-style-name="L4">
      <style:text-properties style:text-line-through-style="none" style:text-line-through-type="none" style:font-name="Arial1" fo:font-weight="normal" officeooo:rsid="0029bb73" officeooo:paragraph-rsid="0029bb73" style:font-weight-asian="normal" style:font-weight-complex="normal"/>
    </style:style>
    <style:style style:name="P35" style:family="paragraph" style:parent-style-name="Standard">
      <style:text-properties style:text-line-through-style="none" style:text-line-through-type="none" style:font-name="Arial1" fo:font-size="12pt" fo:font-weight="normal" officeooo:rsid="002017b1" officeooo:paragraph-rsid="002017b1" style:font-size-asian="10.5pt" style:font-weight-asian="normal" style:font-size-complex="12pt" style:font-weight-complex="normal"/>
    </style:style>
    <style:style style:name="P36" style:family="paragraph" style:parent-style-name="Standard" style:list-style-name="L1">
      <style:text-properties style:text-line-through-style="none" style:text-line-through-type="none" style:font-name="Arial1" officeooo:rsid="002017b1" officeooo:paragraph-rsid="002017b1"/>
    </style:style>
    <style:style style:name="P37" style:family="paragraph" style:parent-style-name="Standard" style:list-style-name="L6">
      <style:text-properties style:font-name="Arial1" fo:font-weight="normal" officeooo:rsid="0000614a" officeooo:paragraph-rsid="002017b1" style:font-weight-asian="normal" style:font-weight-complex="normal"/>
    </style:style>
    <style:style style:name="P38" style:family="paragraph" style:parent-style-name="Standard" style:list-style-name="L1">
      <style:text-properties style:font-name="Arial1" officeooo:rsid="002017b1" officeooo:paragraph-rsid="002017b1"/>
    </style:style>
    <style:style style:name="P39" style:family="paragraph" style:parent-style-name="Standard">
      <style:text-properties style:font-name="Arial1" officeooo:rsid="001f19a4" officeooo:paragraph-rsid="002017b1"/>
    </style:style>
    <style:style style:name="P40" style:family="paragraph" style:parent-style-name="Standard">
      <style:text-properties style:font-name="Arial1" fo:font-weight="bold" officeooo:rsid="002017b1" officeooo:paragraph-rsid="002017b1" style:font-weight-asian="bold" style:font-weight-complex="bold"/>
    </style:style>
    <style:style style:name="T1" style:family="text">
      <style:text-properties fo:language="es" fo:country="ES" fo:font-weight="bold" style:font-weight-asian="bold" style:font-weight-complex="bold"/>
    </style:style>
    <style:style style:name="T2" style:family="text">
      <style:text-properties style:font-name="Arial1" officeooo:rsid="001f19a4"/>
    </style:style>
    <style:style style:name="T3" style:family="text">
      <style:text-properties style:font-name="Arial1" fo:language="es" fo:country="ES" officeooo:rsid="001f19a4"/>
    </style:style>
    <style:style style:name="T4" style:family="text">
      <style:text-properties style:font-name="Arial1" officeooo:rsid="002017b1"/>
    </style:style>
    <style:style style:name="T5" style:family="text">
      <style:text-properties style:font-name="Arial1" fo:font-size="14pt" fo:font-weight="bold" officeooo:rsid="002017b1" style:font-size-asian="14pt" style:font-weight-asian="bold" style:font-size-complex="14pt" style:font-weight-complex="bold"/>
    </style:style>
    <style:style style:name="T6" style:family="text">
      <style:text-properties style:font-name="Arial1" fo:font-size="14pt" fo:font-weight="bold" officeooo:rsid="001f19a4" style:font-size-asian="14pt" style:font-weight-asian="bold" style:font-size-complex="14pt" style:font-weight-complex="bold"/>
    </style:style>
    <style:style style:name="T7" style:family="text">
      <style:text-properties style:font-name="Arial1" fo:font-size="14pt" fo:language="es" fo:country="ES" fo:font-weight="bold" officeooo:rsid="001f19a4" style:font-size-asian="14pt" style:font-weight-asian="bold" style:font-size-complex="14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017b1" style:font-weight-asian="normal" style:font-weight-complex="normal"/>
    </style:style>
    <style:style style:name="T11" style:family="text">
      <style:text-properties fo:font-weight="normal" officeooo:rsid="0000614a" style:font-weight-asian="normal" style:font-weight-complex="normal"/>
    </style:style>
    <style:style style:name="T12" style:family="text">
      <style:text-properties fo:font-weight="normal" officeooo:rsid="0020fe85" style:font-weight-asian="normal" style:font-weight-complex="normal"/>
    </style:style>
    <style:style style:name="T13" style:family="text">
      <style:text-properties fo:font-weight="normal" officeooo:rsid="0026100a" style:font-weight-asian="normal" style:font-weight-complex="normal"/>
    </style:style>
    <style:style style:name="T14" style:family="text">
      <style:text-properties fo:font-weight="normal" officeooo:rsid="00278656" style:font-weight-asian="normal" style:font-weight-complex="normal"/>
    </style:style>
    <style:style style:name="T15" style:family="text">
      <style:text-properties fo:font-weight="normal" officeooo:rsid="002aa6b9" style:font-weight-asian="normal" style:font-weight-complex="normal"/>
    </style:style>
    <style:style style:name="T16" style:family="text">
      <style:text-properties fo:font-weight="normal" officeooo:rsid="002b8266" style:font-weight-asian="normal" style:font-weight-complex="normal"/>
    </style:style>
    <style:style style:name="T17" style:family="text">
      <style:text-properties officeooo:rsid="002017b1"/>
    </style:style>
    <style:style style:name="T18" style:family="text">
      <style:text-properties officeooo:rsid="0000614a"/>
    </style:style>
    <style:style style:name="T19" style:family="text">
      <style:text-properties officeooo:rsid="0022331c"/>
    </style:style>
    <style:style style:name="T20" style:family="text">
      <style:text-properties officeooo:rsid="0006ac63"/>
    </style:style>
    <style:style style:name="T21" style:family="text">
      <style:text-properties officeooo:rsid="00238f2a"/>
    </style:style>
    <style:style style:name="T22" style:family="text">
      <style:text-properties officeooo:rsid="00250c44"/>
    </style:style>
    <style:style style:name="T23" style:family="text">
      <style:text-properties officeooo:rsid="0026100a"/>
    </style:style>
    <style:style style:name="T24" style:family="text">
      <style:text-properties officeooo:rsid="00296850"/>
    </style:style>
    <style:style style:name="T25" style:family="text">
      <style:text-properties officeooo:rsid="002aa6b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8">1. </text:span><text:span text:style-name="T1">Alta y recepción de vehículos:</text:span></text:p>
      <text:list xml:id="list2079459408" text:style-name="L1">
        <text:list-item>
          <text:p text:style-name="P9"><text:span text:style-name="T3">Pedirá los datos d</text:span><text:span text:style-name="T2">e registro del vehículo</text:span></text:p>
        </text:list-item>
        <text:list-item>
          <text:p text:style-name="P11">Pondrá automáticamente al vehículo en la cola</text:p>
        </text:list-item>
        <text:list-item>
          <text:p text:style-name="P11">Se informará de la posición del vehículo en la cola</text:p>
        </text:list-item>
      </text:list>
      <text:p text:style-name="P12"/>
      <text:p text:style-name="P12">Métodos utilizados:</text:p>
      <text:list text:style-name="L2">
        <text:list-item>
          <text:p text:style-name="P14"><text:span text:style-name="T10">Vehiculo → </text:span><text:span text:style-name="T9">+vehiculoValido(Vehiculo[] todosLosVehiculos):Vehiculo</text:span></text:p>
        </text:list-item>
        <text:list-item>
          <text:p text:style-name="P16"><text:span text:style-name="T9">Cola → </text:span><text:span text:style-name="T11">+vehiculoLlegaACola():</text:span><text:span text:style-name="T12">int</text:span></text:p>
        </text:list-item>
        <text:list-item>
          <text:p text:style-name="P16"><text:span text:style-name="T11">C</text:span><text:span text:style-name="T9">ola → </text:span><text:span text:style-name="T11">+mostrarVehiculos():void</text:span></text:p>
        </text:list-item>
      </text:list>
      <text:p text:style-name="P25"/>
      <text:p text:style-name="P8"/>
      <text:p text:style-name="P25"/>
      <text:p text:style-name="P7"><text:span text:style-name="T5">2</text:span><text:span text:style-name="T6">. Reclamar vehículo para entrar al box</text:span><text:span text:style-name="T7">:</text:span></text:p>
      <text:list xml:id="list162113803609934" text:continue-list="list2079459408" text:style-name="L1">
        <text:list-item>
          <text:p text:style-name="P10"><text:span text:style-name="T4">S</text:span><text:span text:style-name="T2">e preguntará por el box </text:span><text:span text:style-name="T4">que recibirá al vehículo desde la cola</text:span></text:p>
        </text:list-item>
      </text:list>
      <text:p text:style-name="P13"/>
      <text:p text:style-name="P13">Métodos utilizados:</text:p>
      <text:list text:style-name="L3">
        <text:list-item>
          <text:p text:style-name="P29">Cola → +<text:span text:style-name="T21">getColaVehiculos</text:span>():<text:span text:style-name="T21">Vehiculos[]</text:span></text:p>
        </text:list-item>
        <text:list-item>
          <text:p text:style-name="P15"><text:span text:style-name="T10">Taller → </text:span><text:span text:style-name="T9">-impresionNumerosBoxesSegunOcupadoParaEntrar():void</text:span></text:p>
          <text:list>
            <text:list-item>
              <text:p text:style-name="P26"><text:span text:style-name="T19">Box → </text:span>+disponible():boolean</text:p>
              <text:list>
                <text:list-item>
                  <text:p text:style-name="P32">Fase → <text:span text:style-name="T18">+</text:span><text:span text:style-name="T20">vacio</text:span><text:span text:style-name="T18">():boolean</text:span></text:p>
                </text:list-item>
              </text:list>
            </text:list-item>
          </text:list>
        </text:list-item>
        <text:list-item>
          <text:p text:style-name="P26"><text:span text:style-name="T17">Taller → </text:span>-numeroValidoMeterCocheBox():int</text:p>
          <text:list>
            <text:list-item>
              <text:p text:style-name="P27">Taller → -elegirNumeroBox():int</text:p>
            </text:list-item>
            <text:list-item>
              <text:p text:style-name="P27">Box → +disponible():boolean</text:p>
              <text:list>
                <text:list-item>
                  <text:p text:style-name="P27">Fase → +vacio():boolean</text:p>
                </text:list-item>
              </text:list>
            </text:list-item>
          </text:list>
        </text:list-item>
        <text:list-item>
          <text:p text:style-name="P30">Cola → +vehiculoEntraABox():Vehiculo</text:p>
          <text:list>
            <text:list-item>
              <text:p text:style-name="P30">Cola → +vehiculo<text:span text:style-name="T19">DejaCola</text:span>():<text:span text:style-name="T19">void</text:span></text:p>
            </text:list-item>
          </text:list>
        </text:list-item>
        <text:list-item>
          <text:p text:style-name="P30">Box → <text:span text:style-name="T18">+meterCoche(</text:span><text:span text:style-name="T19">V</text:span><text:span text:style-name="T18">ehiculo </text:span><text:span text:style-name="T19">v</text:span><text:span text:style-name="T18">ehiculo):void</text:span></text:p>
          <text:list>
            <text:list-item>
              <text:p text:style-name="P30"><text:span text:style-name="T22">Fase → +</text:span>setVehiculo(Vehiculo vehiculo):void</text:p>
              <text:list>
                <text:list-item>
                  <text:p text:style-name="P33">Vehiculo → +Vehiculo(Vehiculo vehiculo)</text:p>
                </text:list-item>
              </text:list>
            </text:list-item>
          </text:list>
        </text:list-item>
        <text:list-item>
          <text:p text:style-name="P17"><text:span text:style-name="T11">C</text:span><text:span text:style-name="T9">ola → </text:span><text:span text:style-name="T11">+mostrarVehiculos():void</text:span></text:p>
        </text:list-item>
      </text:list>
      <text:p text:style-name="P3"/>
      <text:p text:style-name="P5"/>
      <text:p text:style-name="P7"><text:span text:style-name="T5">3</text:span><text:span text:style-name="T6">. Mover todos los vehiculos de fase dentro de un box</text:span><text:span text:style-name="T7">:</text:span></text:p>
      <text:list xml:id="list162113745114794" text:continue-list="list162113803609934" text:style-name="L1">
        <text:list-item>
          <text:p text:style-name="P10"><text:span text:style-name="T4">S</text:span><text:span text:style-name="T2">e preguntará por el box </text:span><text:span text:style-name="T4">en el que se quiere desplazar una fase a todos los vehículos</text:span></text:p>
        </text:list-item>
      </text:list>
      <text:p text:style-name="P13"/>
      <text:p text:style-name="P13">Métodos utilizados:</text:p>
      <text:list text:style-name="L4">
        <text:list-item>
          <text:p text:style-name="P18"><text:span text:style-name="T9">Taller → </text:span><text:span text:style-name="T11">-impresionNumerosBoxesSegunVacio():void</text:span></text:p>
          <text:list>
            <text:list-item>
              <text:p text:style-name="P20"><text:span text:style-name="T11">B</text:span><text:span text:style-name="T9">ox → +</text:span><text:span text:style-name="T14">completamenteV</text:span><text:span text:style-name="T9">acio():boolean</text:span></text:p>
              <text:list>
                <text:list-item>
                  <text:p text:style-name="P21"><text:span text:style-name="T9">Fase → </text:span><text:span text:style-name="T13">+vacio():boolean</text:span></text:p>
                </text:list-item>
              </text:list>
            </text:list-item>
          </text:list>
        </text:list-item>
        <text:list-item>
          <text:p text:style-name="P18"><text:span text:style-name="T11">T</text:span><text:span text:style-name="T9">aller → </text:span><text:span text:style-name="T11">-moverCochesDentroBox():void</text:span></text:p>
          <text:list>
            <text:list-item>
              <text:p text:style-name="P28">Taller → -elegirNumeroBox():int</text:p>
            </text:list-item>
            <text:list-item>
              <text:p text:style-name="P28">Box → +completamenteVacio():boolean</text:p>
              <text:list>
                <text:list-item>
                  <text:p text:style-name="P22"><text:span text:style-name="T9">Fase → </text:span><text:span text:style-name="T13">+vacio():boolean</text:span></text:p>
                </text:list-item>
              </text:list>
            </text:list-item>
            <text:list-item>
              <text:p text:style-name="P28">Box → +vehiculoEnUltimaFase():<text:span text:style-name="T24">Vehiculo</text:span></text:p>
              <text:list>
                <text:list-item>
                  <text:p text:style-name="P34">Fase → <text:span text:style-name="T23">+</text:span>getVehiculo<text:span text:style-name="T23">():</text:span>Vehiculo</text:p>
                </text:list-item>
              </text:list>
            </text:list-item>
            <text:list-item>
              <text:p text:style-name="P34">Box → +<text:span text:style-name="T25">moverVehiculosBox</text:span>():Vehiculo</text:p>
              <text:list>
                <text:list-item>
                  <text:p text:style-name="P23"><text:span text:style-name="T9">Fase → </text:span><text:span text:style-name="T13">+</text:span><text:span text:style-name="T15">getVehiculo</text:span><text:span text:style-name="T13">():</text:span><text:span text:style-name="T15">Vehiculo</text:span></text:p>
                </text:list-item>
                <text:list-item>
                  <text:p text:style-name="P23"><text:span text:style-name="T15">Fase → </text:span><text:span text:style-name="T13">+</text:span><text:span text:style-name="T15">setVehiculo</text:span><text:span text:style-name="T13">():</text:span><text:span text:style-name="T15">void</text:span></text:p>
                </text:list-item>
              </text:list>
            </text:list-item>
          </text:list>
        </text:list-item>
      </text:list>
      <text:p text:style-name="P25"/>
      <text:p text:style-name="P3"/>
      <text:p text:style-name="P6"><text:soft-page-break/></text:p>
      <text:p text:style-name="P35"/>
      <text:p text:style-name="P7"><text:span text:style-name="T5">4</text:span><text:span text:style-name="T6">. Información del estado de un box concreto</text:span><text:span text:style-name="T7">:</text:span></text:p>
      <text:list xml:id="list162114616596247" text:continue-list="list162113745114794" text:style-name="L1">
        <text:list-item>
          <text:p text:style-name="P36">Información del estado de un box concreto</text:p>
        </text:list-item>
      </text:list>
      <text:p text:style-name="P13"/>
      <text:p text:style-name="P13">Métodos utilizados:</text:p>
      <text:list text:style-name="L5">
        <text:list-item>
          <text:p text:style-name="P31">Taller → -elegirNumeroBox():int</text:p>
        </text:list-item>
        <text:list-item>
          <text:p text:style-name="P19"><text:span text:style-name="T9">Box → </text:span><text:span text:style-name="T11">+mostrarEstadoDentroDelBox():void</text:span></text:p>
          <text:list>
            <text:list-item>
              <text:p text:style-name="P19"><text:span text:style-name="T11">Fase → +</text:span><text:span text:style-name="T16">mostrar</text:span><text:span text:style-name="T11">Vehiculo():void</text:span></text:p>
              <text:list>
                <text:list-item>
                  <text:p text:style-name="P24"><text:span text:style-name="T11">V</text:span><text:span text:style-name="T9">ehiculo → </text:span><text:span text:style-name="T11">+</text:span><text:span text:style-name="T16">mostrar</text:span><text:span text:style-name="T11">Vehiculo():void</text:span></text:p>
                </text:list-item>
              </text:list>
            </text:list-item>
          </text:list>
        </text:list-item>
      </text:list>
      <text:p text:style-name="P40"/>
      <text:p text:style-name="P1"/>
      <text:p text:style-name="P2"><text:span text:style-name="T5">5</text:span><text:span text:style-name="T6">. Información del estado de un box concreto</text:span><text:span text:style-name="T7">:</text:span></text:p>
      <text:list text:continue-list="list162114616596247" text:style-name="L1">
        <text:list-item>
          <text:p text:style-name="P38">Información del estado de un box concreto</text:p>
        </text:list-item>
      </text:list>
      <text:p text:style-name="P39"/>
      <text:p text:style-name="P39">Métodos utilizados:</text:p>
      <text:list text:style-name="L6">
        <text:list-item>
          <text:p text:style-name="P37">Box → +mostrarEstadoDentroDelBox():voi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Arial1" fo:font-family="Arial" style:font-family-generic="swiss" style:font-pitch="variable"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4T06:46:24.861000000</meta:creation-date>
    <dc:date>2024-01-04T16:21:12.428000000</dc:date>
    <meta:editing-duration>PT9H33M59S</meta:editing-duration>
    <meta:editing-cycles>19</meta:editing-cycles>
    <meta:generator>LibreOffice/7.5.9.2$Windows_X86_64 LibreOffice_project/cdeefe45c17511d326101eed8008ac4092f278a9</meta:generator>
    <meta:document-statistic meta:table-count="0" meta:image-count="0" meta:object-count="0" meta:page-count="2" meta:paragraph-count="51" meta:word-count="264" meta:character-count="1937" meta:non-whitespace-character-count="1765"/>
  </office:meta>
</office:document-meta>
</file>